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s" fo:country="ES"/>
    </style:style>
    <style:style style:name="P6" style:family="paragraph" style:parent-style-name="Standard">
      <style:paragraph-properties fo:text-align="justify" style:justify-single-word="false"/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Liberation Serif" fo:font-size="18pt" fo:language="es" fo:country="ES" fo:font-style="normal" style:text-underline-style="none" fo:font-weight="normal" style:text-blinking="false" fo:background-color="transparent" style:font-size-asian="18pt" style:font-size-complex="18pt"/>
    </style:style>
    <style:style style:name="P11" style:family="paragraph" style:parent-style-name="Standard" style:list-style-name="L1">
      <style:text-properties fo:language="es" fo:country="ES"/>
    </style:style>
    <style:style style:name="P12" style:family="paragraph" style:parent-style-name="Standard" style:list-style-name="L2">
      <style:paragraph-properties fo:text-align="justify" style:justify-single-word="false"/>
      <style:text-properties fo:language="es" fo:country="ES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es" fo:country="ES" officeooo:paragraph-rsid="000e9628"/>
    </style:style>
    <style:style style:name="P14" style:family="paragraph" style:parent-style-name="Standard" style:list-style-name="L3">
      <style:text-properties fo:language="es" fo:country="ES"/>
    </style:style>
    <style:style style:name="P15" style:family="paragraph" style:parent-style-name="Standard" style:list-style-name="L2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language="es" fo:country="ES" fo:font-weight="normal" officeooo:rsid="000e9628" style:font-weight-asian="normal" style:font-weight-complex="normal"/>
    </style:style>
    <style:style style:name="T4" style:family="text">
      <style:text-properties fo:language="es" fo:country="E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s" fo:country="ES" fo:font-style="italic" fo:font-weight="bold" officeooo:rsid="000e9628" style:font-style-asian="italic" style:font-weight-asian="bold" style:font-style-complex="italic" style:font-weight-complex="bold"/>
    </style:style>
    <style:style style:name="T6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es" fo:country="ES" fo:font-style="normal" fo:font-weight="normal" officeooo:rsid="000e9628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fo:language="es" fo:country="ES" fo:font-style="italic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font-name="Liberation Serif" fo:font-size="12pt" fo:language="es" fo:country="E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4" style:family="text">
      <style:text-properties officeooo:rsid="000c6726"/>
    </style:style>
    <style:style style:name="T15" style:family="text">
      <style:text-properties officeooo:rsid="000d5954"/>
    </style:style>
    <style:style style:name="T16" style:family="text">
      <style:text-properties officeooo:rsid="000e9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internal-source-marker_0.14773557809607696"/>Aplicación para la Encuesta de Opinión Estudiantil Utilizando Consultas Difusas.</text:p>
      <text:p text:style-name="P5"/>
      <text:p text:style-name="P5"/>
      <text:p text:style-name="P1"/>
      <text:p text:style-name="P9"><text:span text:style-name="T4">Manual de </text:span><text:bookmark text:name="internal-source-marker_0.147735578096076961"/><text:span text:style-name="T9">instalación</text:span><text:span text:style-name="T8"> </text:span><text:span text:style-name="T4"><text:s/>para </text:span><text:span text:style-name="T5">Postgresqlf</text:span><text:span text:style-name="T4"> .</text:span></text:p>
      <text:p text:style-name="P1"/>
      <text:p text:style-name="P1">========================================================================= </text:p>
      <text:p text:style-name="P1"/>
      <text:p text:style-name="P1"/>
      <text:p text:style-name="P1">El proyecto está desarrollado sobre Playframework. </text:p>
      <text:p text:style-name="P1">El proyecto es Plataform Independent .</text:p>
      <text:p text:style-name="P1"/>
      <text:p text:style-name="P1"/>
      <text:p text:style-name="P7">Instalación del Proyecto: </text:p>
      <text:p text:style-name="P1">------------------------- ------------</text:p>
      <text:p text:style-name="P1"/>
      <text:p text:style-name="P1"/>
      <text:p text:style-name="P2">Requerimientos:</text:p>
      <text:p text:style-name="P2"/>
      <text:list xml:id="list1993608901" text:style-name="L1">
        <text:list-item>
          <text:p text:style-name="P11">Instalar la versi<text:span text:style-name="T15">ó</text:span>n del JDK 1.6. </text:p>
        </text:list-item>
        <text:list-item>
          <text:p text:style-name="P11">Instalar Play! Framework. </text:p>
        </text:list-item>
        <text:list-item>
          <text:p text:style-name="P11">Instalar Postgresql<text:span text:style-name="T16">f</text:span>. </text:p>
        </text:list-item>
      </text:list>
      <text:p text:style-name="P1"/>
      <text:p text:style-name="P1"/>
      <text:p text:style-name="P2">Para configurar la base de datos: </text:p>
      <text:p text:style-name="P1"/>
      <text:list xml:id="list1200308935" text:style-name="L2">
        <text:list-item>
          <text:p text:style-name="P15"><text:span text:style-name="T1">Dirigirse a la carpeta a la carpeta install que se encuentra en el directorio ra</text:span><text:bookmark text:name="internal-source-marker_0.147735578096076962"/><text:span text:style-name="T10">í</text:span><text:span text:style-name="T1">z de la </text:span><text:span text:style-name="T6">aplicaci</text:span><text:span text:style-name="T11">ó</text:span><text:span text:style-name="T6">n</text:span><text:span text:style-name="T2">.</text:span><text:span text:style-name="T1"> </text:span></text:p>
        </text:list-item>
        <text:list-item>
          <text:p text:style-name="P13">Iniciar sesi<text:span text:style-name="T12">ó</text:span>n con el usuario postgresql ejecutando el comando, `su postgres`.</text:p>
        </text:list-item>
        <text:list-item>
          <text:p text:style-name="P13"><text:span text:style-name="T16">Asegurese de tener la instancia del servidor postgresqlf levantada</text:span> </text:p>
        </text:list-item>
        <text:list-item>
          <text:p text:style-name="P12">Verificar que el script DeployAll.sh tenga permiso de ejecuci<text:span text:style-name="T12">ó</text:span>n. De no ser as<text:span text:style-name="T13">í</text:span>, se debe otorgarle el permiso ejecutando el comando, `chmod +x DeployAll.sh.` </text:p>
        </text:list-item>
        <text:list-item>
          <text:p text:style-name="P12">Correr el script DeployAll.sh, esto se puede hacer de la siguiente forma `./DeployAll.sh`. </text:p>
        </text:list-item>
      </text:list>
      <text:p text:style-name="P1"/>
      <text:p text:style-name="P1"/>
      <text:p text:style-name="P2">Correr el proyecto en DEV: </text:p>
      <text:p text:style-name="P1"/>
      <text:list xml:id="list2070006260" text:style-name="L3">
        <text:list-item>
          <text:p text:style-name="P14">Entrar al directorio donde se encuentra el proyecto y ejecutar el comando play run. </text:p>
        </text:list-item>
        <text:list-item>
          <text:p text:style-name="P14">La pagina será servida desde la dirección LocalHost:9000.</text:p>
        </text:list-item>
      </text:list>
      <text:p text:style-name="P1"/>
      <text:p text:style-name="P1"/>
      <text:p text:style-name="P3">Nota: <text:s/></text:p>
      <text:p text:style-name="P3"/>
      <text:p text:style-name="P4"><text:tab/>Este metodo de instalación fue pensado y ela<text:span text:style-name="T14">b</text:span>orado para que funcione bajo ambiente linux. <text:tab/>Para realizar la instalación en otros sistemas operativos, se deben realizar los pasos <text:tab/>equivalentes, tanto en los descritos en este manual como en los ejecutados en el script <text:tab/>DeployAll.sh</text:p>
      <text:p text:style-name="P4"><text:soft-page-break/></text:p>
      <text:p text:style-name="P8"><text:span text:style-name="T2">R</text:span><text:span text:style-name="T1">eferencias:</text:span></text:p>
      <text:p text:style-name="P3"/>
      <text:p text:style-name="P8"><text:span text:style-name="T1"><text:tab/></text:span><text:span text:style-name="T6">Para mas información acerca de la instalación de <text:s/>play y JDK 1.6, puede consultar las siguientes <text:tab/>direcciones electrónicas.</text:span></text:p>
      <text:p text:style-name="P6"/>
      <text:p text:style-name="P8"><text:span text:style-name="T6"><text:tab/></text:span><text:a xlink:type="simple" xlink:href="http://www.playframework.org/documentation/2.0.4/Installing">http://www.playframework.org/documentation/2.0.4/Installing</text:a><text:span text:style-name="T2"> </text:span></text:p>
      <text:p text:style-name="P4"/>
      <text:p text:style-name="P8"><text:span text:style-name="T2"><text:tab/></text:span><text:a xlink:type="simple" xlink:href="http://www.oracle.com/technetwork/java/javase/index-137561.html">http://www.oracle.com/technetwork/java/javase/index-137561.html</text:a><text:span text:style-name="T2"> </text:span></text:p>
      <text:p text:style-name="P8"><text:span text:style-name="T2"/></text:p>
      <text:p text:style-name="P8"><text:span text:style-name="T2"><text:tab/></text:span><text:span text:style-name="T3">Para mas informacion respecto a la instalacion de Postgresqlf, remitase al manual de postgresqlf ubicado en el mismo directorio de este manual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 Ander</meta:initial-creator>
    <meta:creation-date>2012-12-05T07:13:36</meta:creation-date>
    <dc:date>2012-12-05T18:18:16</dc:date>
    <dc:creator>Carlos Huga</dc:creator>
    <meta:editing-duration>PT03H33M10S</meta:editing-duration>
    <meta:editing-cycles>7</meta:editing-cycles>
    <meta:generator>OpenOffice.org/3.2$Unix OpenOffice.org_project/320m19$Build-9505</meta:generator>
    <meta:document-statistic meta:table-count="0" meta:image-count="0" meta:object-count="0" meta:page-count="2" meta:paragraph-count="27" meta:word-count="251" meta:character-count="1851"/>
  </office:meta>
</office:document-meta>
</file>